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Wells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38.1">
            <text:p>38,10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7">
            <text:p>7,00%</text:p>
          </table:table-cell>
          <table:table-cell table:style-name="Default"/>
          <table:table-cell table:style-name="ce5" table:formula="of:=[.D20]+[.D19]" office:value-type="currency" office:currency="USD" office:value="64.1904225421879">
            <text:p>$64,19</text:p>
          </table:table-cell>
          <table:table-cell table:style-name="ce5" table:formula="of:=[.F2]-[.B3]/[.B4]" office:value-type="currency" office:currency="USD" office:value="64.1904225421879">
            <text:p>$64,19</text:p>
          </table:table-cell>
          <table:table-cell table:style-name="ce15" table:formula="of:=[.G2]/1.1" office:value-type="currency" office:currency="EUR" office:value="58.3549295838071">
            <text:p>58,35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0">
            <text:p>0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85">
            <text:p>8,50%</text:p>
          </table:table-cell>
          <table:table-cell table:style-name="Default"/>
          <table:table-cell table:style-name="ce7" table:formula="of:=[.G19]+[.G20]" office:value-type="currency" office:currency="USD" office:value="49.4609986741425">
            <text:p>$49,46</text:p>
          </table:table-cell>
          <table:table-cell table:style-name="ce7" table:formula="of:=[.F3]-[.B3]/[.B4]" office:value-type="currency" office:currency="USD" office:value="49.4609986741425">
            <text:p>$49,46</text:p>
          </table:table-cell>
          <table:table-cell table:style-name="ce16" table:formula="of:=[.G3]/1.1" office:value-type="currency" office:currency="EUR" office:value="44.9645442492205">
            <text:p>44,96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43.6488444358156">
            <text:p>43,65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3.885">
            <text:p>3,885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">
            <text:p>10,00%</text:p>
          </table:table-cell>
          <table:table-cell table:style-name="Default"/>
          <table:table-cell table:style-name="ce13" table:formula="of:=[.J19]+[.J20]" office:value-type="currency" office:currency="USD" office:value="27.4952258323705">
            <text:p>$27,50</text:p>
          </table:table-cell>
          <table:table-cell table:style-name="ce14" table:formula="of:=[.F4]-[.B3]/[.B4]" office:value-type="currency" office:currency="USD" office:value="27.4952258323705">
            <text:p>$27,50</text:p>
          </table:table-cell>
          <table:table-cell table:style-name="ce17" table:formula="of:=[.G4]/1.1" office:value-type="currency" office:currency="EUR" office:value="24.9956598476096">
            <text:p>25,00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4.83">
            <text:p>$4,83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1">
            <text:p>11</text:p>
          </table:table-cell>
          <table:table-cell table:style-name="Default"/>
          <table:table-cell table:style-name="ce1"/>
          <table:table-cell table:style-name="ce2" table:formula="of:=1-[.B2]/[.J3]" office:value-type="percentage" office:value="0.127124658339468">
            <text:p>12,71%</text:p>
          </table:table-cell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A1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2.415">
            <text:p>$2,42</text:p>
          </table:table-cell>
          <table:table-cell table:style-name="ce5"/>
          <table:table-cell table:style-name="ce5" table:formula="of:=[.B8]/(1+[.D2])^(1/4)" office:value-type="currency" office:currency="USD" office:value="2.37449462408832">
            <text:p>$2,37</text:p>
          </table:table-cell>
          <table:table-cell table:style-name="ce7" table:formula="of:=[.B5]/2" office:value-type="currency" office:currency="USD" office:value="2.415">
            <text:p>$2,42</text:p>
          </table:table-cell>
          <table:table-cell table:style-name="ce7"/>
          <table:table-cell table:style-name="ce7" table:formula="of:=[.E8]/(1+[.D3])^(1/4)" office:value-type="currency" office:currency="USD" office:value="2.36624495235646">
            <text:p>$2,37</text:p>
          </table:table-cell>
          <table:table-cell table:style-name="ce8" table:formula="of:=[.B5]/2" office:value-type="currency" office:currency="USD" office:value="2.415">
            <text:p>$2,42</text:p>
          </table:table-cell>
          <table:table-cell table:style-name="ce8"/>
          <table:table-cell table:style-name="ce8" table:formula="of:=[.H8]/(1+[.D4])^(1/4)" office:value-type="currency" office:currency="USD" office:value="2.35813662656829">
            <text:p>$2,36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4.2021">
            <text:p>$4,20</text:p>
          </table:table-cell>
          <table:table-cell office:value-type="percentage" office:value="-0.13">
            <text:p>-13,00%</text:p>
          </table:table-cell>
          <table:table-cell table:formula="of:=[.B9]/(1+[.$D$2])^[.A9]" office:value-type="currency" office:currency="USD" office:value="3.92719626168224">
            <text:p>$3,93</text:p>
          </table:table-cell>
          <table:table-cell table:formula="of:=[.B5]*(1+[.F9])" office:value-type="currency" office:currency="USD" office:value="4.0089">
            <text:p>$4,01</text:p>
          </table:table-cell>
          <table:table-cell office:value-type="percentage" office:value="-0.17">
            <text:p>-17,00%</text:p>
          </table:table-cell>
          <table:table-cell table:formula="of:=[.E9]/(1+[.$D$3])^[.A9]" office:value-type="currency" office:currency="USD" office:value="3.69483870967742">
            <text:p>$3,69</text:p>
          </table:table-cell>
          <table:table-cell table:formula="of:=[.B5]*(1+[.I9])" office:value-type="currency" office:currency="USD" office:value="3.4776">
            <text:p>$3,48</text:p>
          </table:table-cell>
          <table:table-cell office:value-type="percentage" office:value="-0.28">
            <text:p>-28,00%</text:p>
          </table:table-cell>
          <table:table-cell table:formula="of:=[.H9]/(1+[.$D$4])^[.A9]" office:value-type="currency" office:currency="USD" office:value="3.16145454545454">
            <text:p>$3,16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4.496247">
            <text:p>$4,50</text:p>
          </table:table-cell>
          <table:table-cell office:value-type="percentage" office:value="0.07">
            <text:p>7,00%</text:p>
          </table:table-cell>
          <table:table-cell table:formula="of:=[.B10]/(1+[.$D$2])^[.A10]" office:value-type="currency" office:currency="USD" office:value="3.92719626168224">
            <text:p>$3,93</text:p>
          </table:table-cell>
          <table:table-cell table:formula="of:=[.E9]*(1+[.F10])" office:value-type="currency" office:currency="USD" office:value="4.209345">
            <text:p>$4,21</text:p>
          </table:table-cell>
          <table:table-cell office:value-type="percentage" office:value="0.05">
            <text:p>5,00%</text:p>
          </table:table-cell>
          <table:table-cell table:formula="of:=[.E10]/(1+[.$D$3])^[.A10]" office:value-type="currency" office:currency="USD" office:value="3.57565036420395">
            <text:p>$3,58</text:p>
          </table:table-cell>
          <table:table-cell table:formula="of:=[.H9]*(1+[.I10])" office:value-type="currency" office:currency="USD" office:value="3.4776">
            <text:p>$3,48</text:p>
          </table:table-cell>
          <table:table-cell office:value-type="percentage" office:value="0">
            <text:p>0,00%</text:p>
          </table:table-cell>
          <table:table-cell table:formula="of:=[.H10]/(1+[.$D$4])^[.A10]" office:value-type="currency" office:currency="USD" office:value="2.87404958677686">
            <text:p>$2,87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4.58617194">
            <text:p>$4,59</text:p>
          </table:table-cell>
          <table:table-cell office:value-type="percentage" office:value="0.02">
            <text:p>2,00%</text:p>
          </table:table-cell>
          <table:table-cell table:formula="of:=[.B11]/(1+[.$D$2])^[.A11]" office:value-type="currency" office:currency="USD" office:value="3.7436824176784">
            <text:p>$3,74</text:p>
          </table:table-cell>
          <table:table-cell table:formula="of:=[.E10]*(1+[.F11])" office:value-type="currency" office:currency="USD" office:value="4.209345">
            <text:p>$4,21</text:p>
          </table:table-cell>
          <table:table-cell office:value-type="percentage" office:value="0">
            <text:p>0,00%</text:p>
          </table:table-cell>
          <table:table-cell table:formula="of:=[.E11]/(1+[.$D$3])^[.A11]" office:value-type="currency" office:currency="USD" office:value="3.2955302895889">
            <text:p>$3,30</text:p>
          </table:table-cell>
          <table:table-cell table:formula="of:=[.H10]*(1+[.I11])" office:value-type="currency" office:currency="USD" office:value="3.373272">
            <text:p>$3,37</text:p>
          </table:table-cell>
          <table:table-cell office:value-type="percentage" office:value="-0.03">
            <text:p>-3,00%</text:p>
          </table:table-cell>
          <table:table-cell table:formula="of:=[.H11]/(1+[.$D$4])^[.A11]" office:value-type="currency" office:currency="USD" office:value="2.53438918106687">
            <text:p>$2,53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4.6778953788">
            <text:p>$4,68</text:p>
          </table:table-cell>
          <table:table-cell office:value-type="percentage" office:value="0.02">
            <text:p>2,00%</text:p>
          </table:table-cell>
          <table:table-cell table:formula="of:=[.B12]/(1+[.$D$2])^[.A12]" office:value-type="currency" office:currency="USD" office:value="3.56874398694576">
            <text:p>$3,57</text:p>
          </table:table-cell>
          <table:table-cell table:formula="of:=[.E11]*(1+[.F12])" office:value-type="currency" office:currency="USD" office:value="4.209345">
            <text:p>$4,21</text:p>
          </table:table-cell>
          <table:table-cell office:value-type="percentage" office:value="0">
            <text:p>0,00%</text:p>
          </table:table-cell>
          <table:table-cell table:formula="of:=[.E12]/(1+[.$D$3])^[.A12]" office:value-type="currency" office:currency="USD" office:value="3.03735510561189">
            <text:p>$3,04</text:p>
          </table:table-cell>
          <table:table-cell table:formula="of:=[.H11]*(1+[.I12])" office:value-type="currency" office:currency="USD" office:value="3.2046084">
            <text:p>$3,20</text:p>
          </table:table-cell>
          <table:table-cell office:value-type="percentage" office:value="-0.05">
            <text:p>-5,00%</text:p>
          </table:table-cell>
          <table:table-cell table:formula="of:=[.H12]/(1+[.$D$4])^[.A12]" office:value-type="currency" office:currency="USD" office:value="2.18879065637593">
            <text:p>$2,19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4.771453286376">
            <text:p>$4,77</text:p>
          </table:table-cell>
          <table:table-cell office:value-type="percentage" office:value="0.02">
            <text:p>2,00%</text:p>
          </table:table-cell>
          <table:table-cell table:formula="of:=[.B13]/(1+[.$D$2])^[.A13]" office:value-type="currency" office:currency="USD" office:value="3.40198024923802">
            <text:p>$3,40</text:p>
          </table:table-cell>
          <table:table-cell table:formula="of:=[.E12]*(1+[.F13])" office:value-type="currency" office:currency="USD" office:value="4.209345">
            <text:p>$4,21</text:p>
          </table:table-cell>
          <table:table-cell office:value-type="percentage" office:value="0">
            <text:p>0,00%</text:p>
          </table:table-cell>
          <table:table-cell table:formula="of:=[.E13]/(1+[.$D$3])^[.A13]" office:value-type="currency" office:currency="USD" office:value="2.79940562729206">
            <text:p>$2,80</text:p>
          </table:table-cell>
          <table:table-cell table:formula="of:=[.H12]*(1+[.I13])" office:value-type="currency" office:currency="USD" office:value="2.980285812">
            <text:p>$2,98</text:p>
          </table:table-cell>
          <table:table-cell office:value-type="percentage" office:value="-0.07">
            <text:p>-7,00%</text:p>
          </table:table-cell>
          <table:table-cell table:formula="of:=[.H13]/(1+[.$D$4])^[.A13]" office:value-type="currency" office:currency="USD" office:value="1.85052300948147">
            <text:p>$1,8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4.86688235210352">
            <text:p>$4,87</text:p>
          </table:table-cell>
          <table:table-cell office:value-type="percentage" office:value="0.02">
            <text:p>2,00%</text:p>
          </table:table-cell>
          <table:table-cell table:formula="of:=[.B14]/(1+[.$D$2])^[.A14]" office:value-type="currency" office:currency="USD" office:value="3.243009209554">
            <text:p>$3,24</text:p>
          </table:table-cell>
          <table:table-cell table:formula="of:=[.E13]*(1+[.F14])" office:value-type="currency" office:currency="USD" office:value="4.209345">
            <text:p>$4,21</text:p>
          </table:table-cell>
          <table:table-cell office:value-type="percentage" office:value="0">
            <text:p>0,00%</text:p>
          </table:table-cell>
          <table:table-cell table:formula="of:=[.E14]/(1+[.$D$3])^[.A14]" office:value-type="currency" office:currency="USD" office:value="2.58009735234291">
            <text:p>$2,58</text:p>
          </table:table-cell>
          <table:table-cell table:formula="of:=[.H13]*(1+[.I14])" office:value-type="currency" office:currency="USD" office:value="2.71206008892">
            <text:p>$2,71</text:p>
          </table:table-cell>
          <table:table-cell office:value-type="percentage" office:value="-0.09">
            <text:p>-9,00%</text:p>
          </table:table-cell>
          <table:table-cell table:formula="of:=[.H14]/(1+[.$D$4])^[.A14]" office:value-type="currency" office:currency="USD" office:value="1.53088721693467">
            <text:p>$1,53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4.96421999914559">
            <text:p>$4,96</text:p>
          </table:table-cell>
          <table:table-cell office:value-type="percentage" office:value="0.02">
            <text:p>2,00%</text:p>
          </table:table-cell>
          <table:table-cell table:formula="of:=[.B15]/(1+[.$D$2])^[.A15]" office:value-type="currency" office:currency="USD" office:value="3.09146672312624">
            <text:p>$3,09</text:p>
          </table:table-cell>
          <table:table-cell table:formula="of:=[.E14]*(1+[.F15])" office:value-type="currency" office:currency="USD" office:value="4.209345">
            <text:p>$4,21</text:p>
          </table:table-cell>
          <table:table-cell office:value-type="percentage" office:value="0">
            <text:p>0,00%</text:p>
          </table:table-cell>
          <table:table-cell table:formula="of:=[.E15]/(1+[.$D$3])^[.A15]" office:value-type="currency" office:currency="USD" office:value="2.37796990999347">
            <text:p>$2,38</text:p>
          </table:table-cell>
          <table:table-cell table:formula="of:=[.H14]*(1+[.I15])" office:value-type="currency" office:currency="USD" office:value="2.440854080028">
            <text:p>$2,44</text:p>
          </table:table-cell>
          <table:table-cell office:value-type="percentage" office:value="-0.1">
            <text:p>-10,00%</text:p>
          </table:table-cell>
          <table:table-cell table:formula="of:=[.H15]/(1+[.$D$4])^[.A15]" office:value-type="currency" office:currency="USD" office:value="1.25254408658291">
            <text:p>$1,25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5.0635043991285">
            <text:p>$5,06</text:p>
          </table:table-cell>
          <table:table-cell office:value-type="percentage" office:value="0.02">
            <text:p>2,00%</text:p>
          </table:table-cell>
          <table:table-cell table:formula="of:=[.B16]/(1+[.$D$2])^[.A16]" office:value-type="currency" office:currency="USD" office:value="2.94700566129791">
            <text:p>$2,95</text:p>
          </table:table-cell>
          <table:table-cell table:formula="of:=[.E15]*(1+[.F16])" office:value-type="currency" office:currency="USD" office:value="4.209345">
            <text:p>$4,21</text:p>
          </table:table-cell>
          <table:table-cell office:value-type="percentage" office:value="0">
            <text:p>0,00%</text:p>
          </table:table-cell>
          <table:table-cell table:formula="of:=[.E16]/(1+[.$D$3])^[.A16]" office:value-type="currency" office:currency="USD" office:value="2.19167733639951">
            <text:p>$2,19</text:p>
          </table:table-cell>
          <table:table-cell table:formula="of:=[.H15]*(1+[.I16])" office:value-type="currency" office:currency="USD" office:value="2.1967686720252">
            <text:p>$2,20</text:p>
          </table:table-cell>
          <table:table-cell office:value-type="percentage" office:value="-0.1">
            <text:p>-10,00%</text:p>
          </table:table-cell>
          <table:table-cell table:formula="of:=[.H16]/(1+[.$D$4])^[.A16]" office:value-type="currency" office:currency="USD" office:value="1.02480879811329">
            <text:p>$1,02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5.16477448711107">
            <text:p>$5,16</text:p>
          </table:table-cell>
          <table:table-cell office:value-type="percentage" office:value="0.02">
            <text:p>2,00%</text:p>
          </table:table-cell>
          <table:table-cell table:formula="of:=[.B17]/(1+[.$D$2])^[.A17]" office:value-type="currency" office:currency="USD" office:value="2.80929511637745">
            <text:p>$2,81</text:p>
          </table:table-cell>
          <table:table-cell table:formula="of:=[.E16]*(1+[.F17])" office:value-type="currency" office:currency="USD" office:value="4.209345">
            <text:p>$4,21</text:p>
          </table:table-cell>
          <table:table-cell office:value-type="percentage" office:value="0">
            <text:p>0,00%</text:p>
          </table:table-cell>
          <table:table-cell table:formula="of:=[.E17]/(1+[.$D$3])^[.A17]" office:value-type="currency" office:currency="USD" office:value="2.01997911188895">
            <text:p>$2,02</text:p>
          </table:table-cell>
          <table:table-cell table:formula="of:=[.H16]*(1+[.I17])" office:value-type="currency" office:currency="USD" office:value="1.97709180482268">
            <text:p>$1,98</text:p>
          </table:table-cell>
          <table:table-cell office:value-type="percentage" office:value="-0.1">
            <text:p>-10,00%</text:p>
          </table:table-cell>
          <table:table-cell table:formula="of:=[.H17]/(1+[.$D$4])^[.A17]" office:value-type="currency" office:currency="USD" office:value="0.838479925729055">
            <text:p>$0,8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5.26806997685329">
            <text:p>$5,27</text:p>
          </table:table-cell>
          <table:table-cell office:value-type="percentage" office:value="0.02">
            <text:p>2,00%</text:p>
          </table:table-cell>
          <table:table-cell table:formula="of:=[.B18]/(1+[.$D$2])^[.A18]" office:value-type="currency" office:currency="USD" office:value="2.67801964364953">
            <text:p>$2,68</text:p>
          </table:table-cell>
          <table:table-cell table:formula="of:=[.E17]*(1+[.F18])" office:value-type="currency" office:currency="USD" office:value="4.209345">
            <text:p>$4,21</text:p>
          </table:table-cell>
          <table:table-cell office:value-type="percentage" office:value="0">
            <text:p>0,00%</text:p>
          </table:table-cell>
          <table:table-cell table:formula="of:=[.E18]/(1+[.$D$3])^[.A18]" office:value-type="currency" office:currency="USD" office:value="1.86173190035848">
            <text:p>$1,86</text:p>
          </table:table-cell>
          <table:table-cell table:formula="of:=[.H17]*(1+[.I18])" office:value-type="currency" office:currency="USD" office:value="1.77938262434041">
            <text:p>$1,78</text:p>
          </table:table-cell>
          <table:table-cell office:value-type="percentage" office:value="-0.1">
            <text:p>-10,00%</text:p>
          </table:table-cell>
          <table:table-cell table:formula="of:=[.H18]/(1+[.$D$4])^[.A18]" office:value-type="currency" office:currency="USD" office:value="0.686029030141954">
            <text:p>$0,69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35.7120901553201">
            <text:p>$35,71</text:p>
          </table:table-cell>
          <table:table-cell/>
          <table:table-cell table:style-name="ce7"/>
          <table:table-cell table:formula="of:=SUM([.G8:.G18])" office:value-type="currency" office:currency="USD" office:value="29.800480659714">
            <text:p>$29,80</text:p>
          </table:table-cell>
          <table:table-cell/>
          <table:table-cell table:style-name="ce8"/>
          <table:table-cell table:formula="of:=SUM([.J8:.J18])" office:value-type="currency" office:currency="USD" office:value="20.3000926632258">
            <text:p>$20,30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57.9487697453862">
            <text:p>$57,95</text:p>
          </table:table-cell>
          <table:table-cell table:style-name="ce5"/>
          <table:table-cell table:formula="of:=[.B20]/(1+[.D2])^([.A18]+1/2)" office:value-type="currency" office:currency="USD" office:value="28.4783323868677">
            <text:p>$28,48</text:p>
          </table:table-cell>
          <table:table-cell table:formula="of:=[.E18]*[.D5]" office:value-type="currency" office:currency="USD" office:value="46.302795">
            <text:p>$46,30</text:p>
          </table:table-cell>
          <table:table-cell table:style-name="ce7"/>
          <table:table-cell table:formula="of:=[.E20]/(1+[.D3])^([.A18]+1/2)" office:value-type="currency" office:currency="USD" office:value="19.6605180144285">
            <text:p>$19,66</text:p>
          </table:table-cell>
          <table:table-cell table:formula="of:=[.H18]*[.D5]" office:value-type="currency" office:currency="USD" office:value="19.5732088677445">
            <text:p>$19,57</text:p>
          </table:table-cell>
          <table:table-cell table:style-name="ce8"/>
          <table:table-cell table:formula="of:=[.H20]/(1+[.D4])^([.A18]+1/2)" office:value-type="currency" office:currency="USD" office:value="7.19513316914469">
            <text:p>$7,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12">12.06.2022</text:date>, <text:time>13:25:0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6-12T13:25:08.70</dc:date>
    <dc:creator>aaa </dc:creator>
    <meta:editing-duration>P2DT12H59M48S</meta:editing-duration>
    <meta:editing-cycles>38</meta:editing-cycles>
    <meta:generator>OpenOffice/4.1.5$Win32 OpenOffice.org_project/415m1$Build-9789</meta:generator>
    <meta:document-statistic meta:table-count="5" meta:cell-count="692" meta:object-count="0"/>
  </office:meta>
</office:document-meta>
</file>